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6633" draw:fill="none" draw:fill-color="#ffffff" draw:textarea-horizontal-align="justify" draw:textarea-vertical-align="top" draw:auto-grow-height="false" fo:min-height="3.687cm" fo:min-width="6.612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1.151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0.385cm" fo:min-width="1.151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1.027cm"/>
    </style:style>
    <style:style style:name="gr5" style:family="graphic" style:parent-style-name="objectwithoutfill">
      <style:graphic-properties svg:stroke-color="#cc6633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579d1c" draw:textarea-horizontal-align="justify" draw:textarea-vertical-align="middle" draw:auto-grow-height="false" fo:min-height="0.688cm" fo:min-width="0.898cm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 fo:min-height="0.755cm" fo:min-width="0.89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20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76cm" fo:min-width="0.199cm"/>
    </style:style>
    <style:style style:name="gr11" style:family="graphic" style:parent-style-name="standard">
      <style:graphic-properties draw:fill="solid" draw:fill-color="#ff3366" draw:textarea-horizontal-align="justify" draw:textarea-vertical-align="middle" draw:auto-grow-height="false" fo:min-height="0.739cm" fo:min-width="0.938cm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 fo:min-height="0.919cm" fo:min-width="1.296cm"/>
    </style:style>
    <style:style style:name="gr13" style:family="graphic" style:parent-style-name="standard">
      <style:graphic-properties draw:fill="solid" draw:fill-color="#c5000b" draw:textarea-horizontal-align="justify" draw:textarea-vertical-align="middle" draw:auto-grow-height="false" fo:min-height="1.655cm" fo:min-width="1.6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739cm" fo:min-width="1.925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0.39cm"/>
    </style:style>
    <style:style style:name="gr17" style:family="graphic" style:parent-style-name="standard">
      <style:graphic-properties draw:textarea-horizontal-align="justify" draw:textarea-vertical-align="middle" draw:auto-grow-height="false" fo:min-height="0.64cm" fo:min-width="0.326cm"/>
    </style:style>
    <style:style style:name="gr18" style:family="graphic" style:parent-style-name="standard">
      <style:graphic-properties draw:fill="solid" draw:fill-color="#ff3366" draw:textarea-horizontal-align="justify" draw:textarea-vertical-align="middle" draw:auto-grow-height="false" fo:min-height="0.648cm" fo:min-width="1.027cm"/>
    </style:style>
    <style:style style:name="gr19" style:family="graphic" style:parent-style-name="standard">
      <style:graphic-properties draw:textarea-horizontal-align="justify" draw:textarea-vertical-align="middle" draw:auto-grow-height="false" fo:min-height="0.703cm" fo:min-width="0.644cm"/>
    </style:style>
    <style:style style:name="gr20" style:family="graphic" style:parent-style-name="standard">
      <style:graphic-properties draw:fill="solid" draw:fill-color="#c5000b" draw:textarea-horizontal-align="justify" draw:textarea-vertical-align="middle" draw:auto-grow-height="false" fo:min-height="1.401cm" fo:min-width="2.421cm"/>
    </style:style>
    <style:style style:name="gr21" style:family="graphic" style:parent-style-name="standard">
      <style:graphic-properties draw:textarea-horizontal-align="justify" draw:textarea-vertical-align="middle" draw:auto-grow-height="false" fo:min-height="0.559cm" fo:min-width="1.925cm"/>
    </style:style>
    <style:style style:name="gr22" style:family="graphic" style:parent-style-name="standard">
      <style:graphic-properties draw:textarea-horizontal-align="justify" draw:textarea-vertical-align="middle" draw:auto-grow-height="false" fo:min-height="0.703cm" fo:min-width="0.326cm"/>
    </style:style>
    <style:style style:name="gr23" style:family="graphic" style:parent-style-name="standard">
      <style:graphic-properties draw:fill="solid" draw:fill-color="#ff3366" draw:textarea-horizontal-align="justify" draw:textarea-vertical-align="middle" draw:auto-grow-height="false" fo:min-height="0.739cm" fo:min-width="1.027cm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ff00ff" draw:fill="none" draw:fill-color="#ff00ff" draw:textarea-horizontal-align="justify" draw:textarea-vertical-align="middle" draw:auto-grow-height="false" fo:min-height="6.735cm" fo:min-width="15.375cm"/>
    </style:style>
    <style:style style:name="gr27" style:family="graphic" style:parent-style-name="standard">
      <style:graphic-properties draw:textarea-horizontal-align="justify" draw:textarea-vertical-align="middle" draw:auto-grow-height="false" fo:min-height="0.294cm" fo:min-width="0.044cm"/>
    </style:style>
    <style:style style:name="gr28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29" style:family="graphic" style:parent-style-name="standard">
      <style:graphic-properties draw:fill-color="#cc6633" draw:textarea-horizontal-align="justify" draw:textarea-vertical-align="middle" draw:auto-grow-height="false" fo:min-height="0.47cm" fo:min-width="1.836cm"/>
    </style:style>
    <style:style style:name="gr30" style:family="graphic" style:parent-style-name="standard">
      <style:graphic-properties draw:textarea-horizontal-align="justify" draw:textarea-vertical-align="middle" draw:auto-grow-height="false" fo:min-height="1.097cm" fo:min-width="2.554cm"/>
    </style:style>
    <style:style style:name="gr31" style:family="graphic" style:parent-style-name="standard">
      <style:graphic-properties draw:fill="solid" draw:fill-color="#c5000b" draw:textarea-horizontal-align="justify" draw:textarea-vertical-align="middle" draw:auto-grow-height="false" fo:min-height="1.147cm" fo:min-width="1.659cm"/>
    </style:style>
    <style:style style:name="gr32" style:family="graphic" style:parent-style-name="standard">
      <style:graphic-properties draw:fill-color="#cc6633" draw:textarea-horizontal-align="justify" draw:textarea-vertical-align="middle" draw:auto-grow-height="false" fo:min-height="1.097cm" fo:min-width="2.554cm"/>
    </style:style>
    <style:style style:name="gr33" style:family="graphic" style:parent-style-name="standard">
      <style:graphic-properties draw:fill="solid" draw:fill-color="#ff3366" draw:textarea-horizontal-align="justify" draw:textarea-vertical-align="middle" draw:auto-grow-height="false" fo:min-height="0.739cm" fo:min-width="0.758cm"/>
    </style:style>
    <style:style style:name="gr34" style:family="graphic" style:parent-style-name="standard">
      <style:graphic-properties draw:textarea-horizontal-align="justify" draw:textarea-vertical-align="middle" draw:auto-grow-height="false" fo:min-height="0.919cm" fo:min-width="1.745cm"/>
    </style:style>
    <style:style style:name="gr35" style:family="graphic" style:parent-style-name="standard">
      <style:graphic-properties draw:stroke="none" draw:fill="none" fo:min-height="0.95cm"/>
    </style:style>
    <style:style style:name="gr36" style:family="graphic" style:parent-style-name="standard">
      <style:graphic-properties draw:fill="solid" draw:fill-color="#c5000b" draw:textarea-horizontal-align="justify" draw:textarea-vertical-align="middle" draw:auto-grow-height="false" fo:min-height="1.655cm" fo:min-width="2.802cm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0.326cm"/>
    </style:style>
    <style:style style:name="gr38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39" style:family="graphic" style:parent-style-name="standard">
      <style:graphic-properties draw:textarea-horizontal-align="justify" draw:textarea-vertical-align="middle" draw:auto-grow-height="false" fo:min-height="0.957cm" fo:min-width="1.024cm"/>
    </style:style>
    <style:style style:name="P1" style:family="paragraph">
      <style:paragraph-properties fo:text-align="center"/>
      <style:text-properties fo:color="#ff0000" fo:font-size="16pt" style:font-size-asian="16pt" style:font-size-complex="16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5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color="#ff0000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3.937cm" svg:x="19.034cm" svg:y="10.906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51cm" svg:height="0.635cm" svg:x="19.415cm" svg:y="11.414cm">
          <text:p text:style-name="P2"><text:span text:style-name="T1">Te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51cm" svg:height="0.635cm" svg:x="19.415cm" svg:y="13.573cm">
          <text:p text:style-name="P3"><text:span text:style-name="T1">P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651cm" svg:height="0.635cm" svg:x="24.241cm" svg:y="11.414cm">
          <text:p text:style-name="P2"><text:span text:style-name="T1">Targ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651cm" svg:height="0.635cm" svg:x="23.86cm" svg:y="13.446cm">
          <text:p text:style-name="P2"><text:span text:style-name="T1">Dept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2.159cm" svg:height="1.016cm" svg:x="21.435cm" svg:y="12.303cm">
          <text:p text:style-name="P3"><text:span text:style-name="T1">Dra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23.278cm" svg:y1="12.451cm" svg:x2="24.241cm" svg:y2="11.731cm" draw:start-shape="id1" draw:start-glue-point="11" draw:end-shape="id2" draw:end-glue-point="3" svg:d="M23278 12451v-720h963" svg:viewBox="0 0 964 721">
          <text:p/>
        </draw:connector>
        <draw:connector draw:style-name="gr5" draw:text-style-name="P3" draw:layer="layout" svg:x1="23.278cm" svg:y1="13.171cm" svg:x2="23.86cm" svg:y2="13.763cm" draw:start-shape="id1" draw:start-glue-point="9" draw:end-shape="id3" draw:end-glue-point="3" svg:d="M23278 13171v592h582" svg:viewBox="0 0 583 593">
          <text:p/>
        </draw:connector>
        <draw:connector draw:style-name="gr5" draw:text-style-name="P3" draw:layer="layout" svg:x1="20.24cm" svg:y1="13.573cm" svg:x2="21.435cm" svg:y2="12.811cm" draw:start-shape="id4" draw:start-glue-point="0" draw:end-shape="id1" svg:d="M20240 13573v-762h1195" svg:viewBox="0 0 1196 763">
          <text:p/>
        </draw:connector>
        <draw:connector draw:style-name="gr5" draw:text-style-name="P3" draw:layer="layout" svg:x1="20.24cm" svg:y1="12.049cm" svg:x2="21.435cm" svg:y2="12.811cm" draw:start-shape="id5" draw:start-glue-point="2" draw:end-shape="id1" svg:d="M20240 12049v762h1195" svg:viewBox="0 0 1196 763">
          <text:p/>
        </draw:connector>
        <draw:custom-shape draw:style-name="gr6" draw:text-style-name="P2" xml:id="id7" draw:id="id7" draw:layer="layout" svg:width="1.397cm" svg:height="1.778cm" svg:x="4.556cm" svg:y="7.35cm">
          <text:p text:style-name="P2"><text:span text:style-name="T1">m_src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2" xml:id="id8" draw:id="id8" draw:layer="layout" svg:width="1.397cm" svg:height="1.905cm" svg:x="4.556cm" svg:y="12.684cm">
          <text:p text:style-name="P3"><text:span text:style-name="T1">m_dst</text:span></text:p>
          <text:p text:style-name="P3"><text:span text:style-name="T1">[target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svg:x1="3.413cm" svg:y1="10.969cm" svg:x2="4.556cm" svg:y2="8.239cm" draw:start-shape="id6" draw:end-shape="id7" draw:end-glue-point="6" svg:d="M3413 10969h571v-2730h572" svg:viewBox="0 0 1144 2731">
          <text:p/>
        </draw:connector>
        <draw:connector draw:style-name="gr8" draw:text-style-name="P3" draw:layer="layout" svg:x1="3.413cm" svg:y1="10.969cm" svg:x2="4.556cm" svg:y2="13.636cm" draw:start-shape="id6" draw:start-glue-point="1" draw:end-shape="id8" svg:d="M3413 10969h571v2667h572" svg:viewBox="0 0 1144 2668">
          <text:p/>
        </draw:connector>
        <draw:connector draw:style-name="gr8" draw:text-style-name="P3" draw:layer="layout" svg:x1="5.254cm" svg:y1="12.684cm" svg:x2="5.255cm" svg:y2="11.16cm" draw:start-shape="id8" draw:end-shape="id9" draw:end-glue-point="8" svg:d="M5254 12684v-762h1v-762" svg:viewBox="0 0 2 1525">
          <text:p/>
        </draw:connector>
        <draw:custom-shape draw:style-name="gr9" draw:text-style-name="P3" xml:id="id9" draw:id="id9" draw:layer="layout" svg:width="0.635cm" svg:height="0.635cm" svg:x="4.937cm" svg:y="10.52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8" draw:text-style-name="P3" draw:layer="layout" svg:x1="5.255cm" svg:y1="9.128cm" svg:x2="5.255cm" svg:y2="10.525cm" draw:start-shape="id7" draw:start-glue-point="7" draw:end-shape="id9" draw:end-glue-point="4" svg:d="M5255 9128v1397" svg:viewBox="0 0 1 1398">
          <text:p/>
        </draw:connector>
        <draw:custom-shape draw:style-name="gr10" draw:text-style-name="P2" xml:id="id10" draw:id="id10" draw:layer="layout" svg:width="1.397cm" svg:height="1.651cm" svg:x="7.096cm" svg:y="10.017cm">
          <text:p text:style-name="P2"><text:span text:style-name="T1">H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3" draw:layer="layout" svg:x1="5.572cm" svg:y1="10.843cm" svg:x2="7.096cm" svg:y2="10.843cm" draw:start-shape="id9" draw:start-glue-point="10" draw:end-shape="id10" draw:end-glue-point="5" svg:d="M5572 10843h1524" svg:viewBox="0 0 1525 1">
          <text:p/>
        </draw:connector>
        <draw:custom-shape draw:style-name="gr11" draw:text-style-name="P2" xml:id="id15" draw:id="id15" draw:layer="layout" svg:width="2.032cm" svg:height="1.397cm" svg:x="11.16cm" svg:y="14.589cm">
          <text:p text:style-name="P2"><text:span text:style-name="T1">Unswizz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3" draw:layer="layout" svg:x1="7.795cm" svg:y1="10.017cm" svg:x2="7.794cm" svg:y2="8.493cm" draw:start-shape="id10" draw:start-glue-point="4" draw:end-shape="id11" svg:d="M7795 10017v-762h-1v-762" svg:viewBox="0 0 2 1525">
          <text:p/>
        </draw:connector>
        <draw:custom-shape draw:style-name="gr12" draw:text-style-name="P2" xml:id="id16" draw:id="id16" draw:layer="layout" svg:width="2.54cm" svg:height="1.651cm" svg:x="14.081cm" svg:y="14.462cm">
          <text:p text:style-name="P2"><text:span text:style-name="T1">Unpalettiz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3" draw:layer="layout" draw:line-skew="0.135cm 2.547cm" svg:x1="25.892cm" svg:y1="11.731cm" svg:x2="5.255cm" svg:y2="14.589cm" draw:start-shape="id2" draw:start-glue-point="1" draw:end-shape="id8" draw:end-glue-point="7" svg:d="M25892 11731h635v5906h-21272v-3048" svg:viewBox="0 0 21273 5907">
          <text:p/>
        </draw:connector>
        <draw:custom-shape draw:style-name="gr13" draw:text-style-name="P2" xml:id="id6" draw:id="id6" draw:layer="layout" svg:width="2.159cm" svg:height="1.905cm" svg:x="1.254cm" svg:y="10.017cm">
          <text:p text:style-name="P3"><text:span text:style-name="T1">Tex param</text:span></text:p>
          <text:p text:style-name="P3"><text:span text:style-name="T1">&amp; Clut</text:span>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5.798cm" svg:height="1.195cm" svg:x="1.476cm" svg:y="1.254cm">
          <draw:text-box>
            <text:p text:style-name="P4"><text:span text:style-name="T2">Input Texture</text:span></text:p>
          </draw:text-box>
        </draw:frame>
        <draw:custom-shape draw:style-name="gr15" draw:text-style-name="P2" xml:id="id11" draw:id="id11" draw:layer="layout" svg:width="3.429cm" svg:height="1.397cm" svg:x="6.08cm" svg:y="7.096cm">
          <text:p text:style-name="P2"><text:span text:style-name="T1">Create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2" draw:id="id12" draw:layer="layout" svg:width="1.778cm" svg:height="1.778cm" svg:x="9.382cm" svg:y="9.89cm">
          <text:p text:style-name="P2"><text:span text:style-name="T1">Targ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2" xml:id="id13" draw:id="id13" draw:layer="layout" svg:width="1.651cm" svg:height="1.778cm" svg:x="11.922cm" svg:y="9.89cm">
          <text:p text:style-name="P2"><text:span text:style-name="T1">Dirty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2" xml:id="id17" draw:id="id17" draw:layer="layout" svg:width="2.159cm" svg:height="1.27cm" svg:x="14.335cm" svg:y="10.144cm">
          <text:p text:style-name="P2"><text:span text:style-name="T1">Unswizz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xml:id="id14" draw:id="id14" draw:layer="layout" svg:width="2.286cm" svg:height="1.905cm" svg:x="9.128cm" svg:y="12.557cm">
          <text:p text:style-name="P2"><text:span text:style-name="T1">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3" draw:layer="layout" svg:x1="8.493cm" svg:y1="10.843cm" svg:x2="9.382cm" svg:y2="10.779cm" draw:start-shape="id10" draw:start-glue-point="7" draw:end-shape="id12" draw:end-glue-point="5" svg:d="M8493 10843h445v-64h444" svg:viewBox="0 0 890 65">
          <text:p/>
        </draw:connector>
        <draw:connector draw:style-name="gr8" draw:text-style-name="P3" draw:layer="layout" svg:x1="11.16cm" svg:y1="10.779cm" svg:x2="11.922cm" svg:y2="10.779cm" draw:start-shape="id12" draw:start-glue-point="7" draw:end-shape="id13" svg:d="M11160 10779h762" svg:viewBox="0 0 763 1">
          <text:p/>
        </draw:connector>
        <draw:connector draw:style-name="gr8" draw:text-style-name="P3" draw:layer="layout" svg:x1="10.271cm" svg:y1="11.668cm" svg:x2="10.271cm" svg:y2="12.557cm" draw:start-shape="id12" draw:start-glue-point="6" draw:end-shape="id14" draw:end-glue-point="4" svg:d="M10271 11668v889" svg:viewBox="0 0 1 890">
          <text:p/>
        </draw:connector>
        <draw:connector draw:style-name="gr8" draw:text-style-name="P3" draw:layer="layout" svg:x1="10.271cm" svg:y1="14.462cm" svg:x2="11.16cm" svg:y2="15.287cm" draw:start-shape="id14" draw:start-glue-point="6" draw:end-shape="id15" svg:d="M10271 14462v825h889" svg:viewBox="0 0 890 826">
          <text:p/>
        </draw:connector>
        <draw:connector draw:style-name="gr8" draw:text-style-name="P3" draw:layer="layout" svg:x1="13.192cm" svg:y1="15.288cm" svg:x2="14.081cm" svg:y2="15.288cm" draw:start-shape="id15" draw:start-glue-point="10" draw:end-shape="id16" draw:end-glue-point="6" svg:d="M13192 15288h889" svg:viewBox="0 0 890 1">
          <text:p/>
        </draw:connector>
        <draw:connector draw:style-name="gr8" draw:text-style-name="P3" draw:layer="layout" svg:x1="13.573cm" svg:y1="10.779cm" svg:x2="14.335cm" svg:y2="10.779cm" draw:start-shape="id13" draw:start-glue-point="7" draw:end-shape="id17" svg:d="M13573 10779h762" svg:viewBox="0 0 763 1">
          <text:p/>
        </draw:connector>
        <draw:connector draw:style-name="gr8" draw:text-style-name="P3" draw:layer="layout" svg:x1="16.494cm" svg:y1="10.779cm" svg:x2="17.513cm" svg:y2="11.417cm" draw:start-shape="id17" draw:start-glue-point="10" draw:end-shape="id18" draw:end-glue-point="5" svg:d="M16494 10779h1019v638" svg:viewBox="0 0 1020 639">
          <text:p/>
        </draw:connector>
        <draw:connector draw:style-name="gr8" draw:text-style-name="P3" draw:layer="layout" svg:x1="16.621cm" svg:y1="15.288cm" svg:x2="17.827cm" svg:y2="12.176cm" draw:start-shape="id16" draw:start-glue-point="10" draw:end-shape="id18" draw:end-glue-point="8" svg:d="M16621 15288h1206v-3112" svg:viewBox="0 0 1207 3113">
          <text:p/>
        </draw:connector>
        <draw:connector draw:style-name="gr8" draw:text-style-name="P3" draw:layer="layout" draw:line-skew="3.111cm" svg:x1="11.414cm" svg:y1="13.51cm" svg:x2="17.513cm" svg:y2="12.046cm" draw:start-shape="id14" draw:start-glue-point="7" draw:end-shape="id18" draw:end-glue-point="7" svg:d="M11414 13510h6096v-1464h3" svg:viewBox="0 0 6100 1465">
          <text:p/>
        </draw:connector>
        <draw:connector draw:style-name="gr8" draw:text-style-name="P3" draw:layer="layout" svg:x1="7.795cm" svg:y1="7.096cm" svg:x2="5.254cm" svg:y2="7.35cm" draw:start-shape="id11" draw:start-glue-point="4" draw:end-shape="id7" svg:d="M7795 7096v-502h-2541v756" svg:viewBox="0 0 2542 757">
          <text:p/>
        </draw:connector>
        <draw:connector draw:style-name="gr8" draw:text-style-name="P3" draw:layer="layout" svg:x1="12.748cm" svg:y1="9.89cm" svg:x2="17.827cm" svg:y2="11.287cm" draw:start-shape="id13" draw:start-glue-point="4" draw:end-shape="id18" svg:d="M12748 9890v-501h5079v1898" svg:viewBox="0 0 5080 1899">
          <text:p/>
        </draw:connector>
        <draw:custom-shape draw:style-name="gr20" draw:text-style-name="P2" xml:id="id21" draw:id="id21" draw:layer="layout" svg:width="2.921cm" svg:height="1.651cm" svg:x="10.017cm" svg:y="5.318cm">
          <text:p text:style-name="P3"><text:span text:style-name="T1">Frame/Depth</text:span></text:p>
          <text:p text:style-name="P3"><text:span text:style-name="T1">Paramet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2" draw:id="id22" draw:layer="layout" svg:width="1.397cm" svg:height="1.905cm" svg:x="13.573cm" svg:y="5.191cm">
          <text:p text:style-name="P3"><text:span text:style-name="T1">m_d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xml:id="id23" draw:id="id23" draw:layer="layout" svg:width="1.397cm" svg:height="1.651cm" svg:x="15.605cm" svg:y="5.318cm">
          <text:p text:style-name="P2"><text:span text:style-name="T1">H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2" xml:id="id24" draw:id="id24" draw:layer="layout" svg:width="3.429cm" svg:height="1.143cm" svg:x="14.589cm" svg:y="3.032cm">
          <text:p text:style-name="P2"><text:span text:style-name="T1">Create Tar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19" draw:id="id19" draw:layer="layout" svg:width="1.651cm" svg:height="1.905cm" svg:x="17.51cm" svg:y="5.191cm">
          <text:p text:style-name="P2"><text:span text:style-name="T1">Dirty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" xml:id="id20" draw:id="id20" draw:layer="layout" svg:width="2.159cm" svg:height="1.397cm" svg:x="20.05cm" svg:y="5.445cm">
          <text:p text:style-name="P2"><text:span text:style-name="T1">Unswizz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4" draw:text-style-name="P3" draw:layer="layout" svg:x1="19.161cm" svg:y1="6.144cm" svg:x2="20.05cm" svg:y2="6.144cm" draw:start-shape="id19" draw:start-glue-point="7" draw:end-shape="id20" draw:end-glue-point="6" svg:d="M19161 6144h889" svg:viewBox="0 0 890 1">
          <text:p/>
        </draw:connector>
        <draw:connector draw:style-name="gr24" draw:text-style-name="P3" draw:layer="layout" draw:line-skew="0.001cm" svg:x1="12.938cm" svg:y1="6.143cm" svg:x2="13.573cm" svg:y2="6.144cm" draw:start-shape="id21" draw:start-glue-point="1" draw:end-shape="id22" draw:end-glue-point="6" svg:d="M12938 6143h318v1h317" svg:viewBox="0 0 636 2">
          <text:p/>
        </draw:connector>
        <draw:connector draw:style-name="gr24" draw:text-style-name="P3" draw:layer="layout" svg:x1="14.97cm" svg:y1="6.144cm" svg:x2="15.605cm" svg:y2="6.144cm" draw:start-shape="id22" draw:start-glue-point="8" draw:end-shape="id23" draw:end-glue-point="5" svg:d="M14970 6144h635" svg:viewBox="0 0 636 1">
          <text:p/>
        </draw:connector>
        <draw:connector draw:style-name="gr24" draw:text-style-name="P3" draw:layer="layout" svg:x1="16.304cm" svg:y1="5.318cm" svg:x2="16.304cm" svg:y2="4.175cm" draw:start-shape="id23" draw:start-glue-point="4" draw:end-shape="id24" draw:end-glue-point="8" svg:d="M16304 5318v-1143" svg:viewBox="0 0 1 1144">
          <text:p/>
        </draw:connector>
        <draw:connector draw:style-name="gr24" draw:text-style-name="P3" draw:layer="layout" svg:x1="14.589cm" svg:y1="3.604cm" svg:x2="13.573cm" svg:y2="6.143cm" draw:start-shape="id24" draw:start-glue-point="6" draw:end-shape="id22" svg:d="M14589 3604h-1518v2539h502" svg:viewBox="0 0 1519 2540">
          <text:p/>
        </draw:connector>
        <draw:connector draw:style-name="gr24" draw:text-style-name="P3" draw:layer="layout" svg:x1="17.002cm" svg:y1="6.144cm" svg:x2="17.51cm" svg:y2="6.144cm" draw:start-shape="id23" draw:start-glue-point="7" draw:end-shape="id19" draw:end-glue-point="5" svg:d="M17002 6144h508" svg:viewBox="0 0 509 1">
          <text:p/>
        </draw:connector>
        <draw:connector draw:style-name="gr25" draw:text-style-name="P3" draw:layer="layout" svg:x1="23.479cm" svg:y1="7.985cm" svg:x2="24.685cm" svg:y2="13.446cm" draw:start-shape="id25" draw:start-glue-point="8" draw:end-shape="id3" svg:d="M23479 7985v2731h1206v2730" svg:viewBox="0 0 1207 5462">
          <text:p/>
        </draw:connector>
        <draw:connector draw:style-name="gr25" draw:text-style-name="P3" draw:layer="layout" svg:x1="23.86cm" svg:y1="7.604cm" svg:x2="25.066cm" svg:y2="11.414cm" draw:start-shape="id25" draw:start-glue-point="10" draw:end-shape="id2" draw:end-glue-point="0" svg:d="M23860 7604h1206v3810" svg:viewBox="0 0 1207 3811">
          <text:p/>
        </draw:connector>
        <draw:custom-shape draw:style-name="gr26" draw:text-style-name="P3" draw:layer="layout" svg:width="15.875cm" svg:height="6.985cm" svg:x="9.89cm" svg:y="1.381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6.17cm" svg:height="1.195cm" svg:x="9.763cm" svg:y="1.381cm">
          <draw:text-box>
            <text:p text:style-name="P4"><text:span text:style-name="T2">Render Target</text:span></text:p>
          </draw:text-box>
        </draw:frame>
        <draw:frame draw:style-name="gr14" draw:text-style-name="P5" draw:layer="layout" svg:width="1.878cm" svg:height="0.962cm" svg:x="20.685cm" svg:y="10.779cm">
          <draw:text-box>
            <text:p text:style-name="P5"><text:span text:style-name="T3">GPU</text:span></text:p>
          </draw:text-box>
        </draw:frame>
        <draw:custom-shape draw:style-name="gr27" draw:text-style-name="P3" xml:id="id25" draw:id="id25" draw:layer="layout" svg:width="0.762cm" svg:height="0.762cm" svg:x="23.098cm" svg:y="7.22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4" draw:text-style-name="P3" draw:layer="layout" svg:x1="18.336cm" svg:y1="7.096cm" svg:x2="23.098cm" svg:y2="7.604cm" draw:start-shape="id19" draw:start-glue-point="6" draw:end-shape="id25" draw:end-glue-point="6" svg:d="M18336 7096v508h4762" svg:viewBox="0 0 4763 509">
          <text:p/>
        </draw:connector>
        <draw:connector draw:style-name="gr24" draw:text-style-name="P3" draw:layer="layout" svg:x1="23.479cm" svg:y1="4.81cm" svg:x2="23.479cm" svg:y2="7.223cm" draw:start-shape="id26" draw:start-glue-point="8" draw:end-shape="id25" draw:end-glue-point="4" svg:d="M23479 4810v2413" svg:viewBox="0 0 1 2414">
          <text:p/>
        </draw:connector>
        <draw:custom-shape draw:style-name="gr28" draw:text-style-name="P3" xml:id="id18" draw:id="id18" draw:layer="layout" svg:width="0.889cm" svg:height="0.889cm" svg:x="17.383cm" svg:y="11.28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8" draw:text-style-name="P3" draw:layer="layout" svg:x1="18.272cm" svg:y1="11.731cm" svg:x2="19.415cm" svg:y2="11.731cm" draw:start-shape="id18" draw:start-glue-point="10" draw:end-shape="id5" draw:end-glue-point="3" svg:d="M18272 11731h1143" svg:viewBox="0 0 1144 1">
          <text:p/>
        </draw:connector>
        <draw:custom-shape draw:style-name="gr29" draw:text-style-name="P2" xml:id="id26" draw:id="id26" draw:layer="layout" svg:width="3.302cm" svg:height="1.016cm" svg:x="21.828cm" svg:y="3.794cm">
          <text:p text:style-name="P2"><text:span text:style-name="T1">Stretch R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svg:x1="21.13cm" svg:y1="5.445cm" svg:x2="21.828cm" svg:y2="4.302cm" draw:start-shape="id20" draw:start-glue-point="4" draw:end-shape="id26" svg:d="M21130 5445v-1143h698" svg:viewBox="0 0 699 1144">
          <text:p/>
        </draw:connector>
      </draw:page>
      <draw:page draw:name="page2" draw:style-name="dp1" draw:master-page-name="Default">
        <draw:custom-shape draw:style-name="gr30" draw:text-style-name="P2" xml:id="id28" draw:id="id28" draw:layer="layout" svg:width="4.318cm" svg:height="1.905cm" svg:x="7.096cm" svg:y="6.08cm">
          <text:p text:style-name="P2"><text:span text:style-name="T1">InvalidateLocalM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27" draw:id="id27" draw:layer="layout" svg:width="2.159cm" svg:height="1.397cm" svg:x="3.54cm" svg:y="6.334cm">
          <text:p text:style-name="P3"><text:span text:style-name="T1">Move/Read</text:span></text:p>
          <text:p text:style-name="P3"><text:span text:style-name="T1">GS mem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5.699cm" svg:y1="7.032cm" svg:x2="7.096cm" svg:y2="7.033cm" draw:start-shape="id27" draw:start-glue-point="1" draw:end-shape="id28" draw:end-glue-point="6" svg:d="M5699 7032h698v1h699" svg:viewBox="0 0 1398 2">
          <text:p/>
        </draw:connector>
        <draw:custom-shape draw:style-name="gr7" draw:text-style-name="P2" xml:id="id30" draw:id="id30" draw:layer="layout" svg:width="1.397cm" svg:height="1.905cm" svg:x="12.176cm" svg:y="3.921cm">
          <text:p text:style-name="P3"><text:span text:style-name="T1">m_dst</text:span></text:p>
          <text:p text:style-name="P3"><text:span text:style-name="T1">[target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3" xml:id="id29" draw:id="id29" draw:layer="layout" svg:width="0.889cm" svg:height="0.889cm" svg:x="12.43cm" svg:y="6.58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8" draw:text-style-name="P3" draw:layer="layout" svg:x1="11.414cm" svg:y1="7.033cm" svg:x2="12.43cm" svg:y2="7.032cm" draw:start-shape="id28" draw:start-glue-point="10" draw:end-shape="id29" draw:end-glue-point="6" svg:d="M11414 7033h508v-1h508" svg:viewBox="0 0 1017 2">
          <text:p/>
        </draw:connector>
        <draw:connector draw:style-name="gr8" draw:text-style-name="P3" draw:layer="layout" svg:x1="12.875cm" svg:y1="5.826cm" svg:x2="12.874cm" svg:y2="6.588cm" draw:start-shape="id30" draw:start-glue-point="7" draw:end-shape="id29" draw:end-glue-point="4" svg:d="M12875 5826v381h-1v381" svg:viewBox="0 0 2 763">
          <text:p/>
        </draw:connector>
        <draw:connector draw:style-name="gr8" draw:text-style-name="P3" draw:layer="layout" svg:x1="13.319cm" svg:y1="7.032cm" svg:x2="14.335cm" svg:y2="7.032cm" draw:start-shape="id29" draw:start-glue-point="10" svg:d="M13319 7032h1016" svg:viewBox="0 0 1017 1">
          <text:p/>
        </draw:connector>
        <draw:frame draw:style-name="gr14" draw:text-style-name="P6" draw:layer="layout" svg:width="5.612cm" svg:height="1.276cm" svg:x="10.435cm" svg:y="1.181cm">
          <draw:text-box>
            <text:p text:style-name="P6"><text:span text:style-name="T4">Invalidation</text:span></text:p>
          </draw:text-box>
        </draw:frame>
        <draw:frame draw:style-name="gr14" draw:text-style-name="P8" draw:layer="layout" svg:width="8.901cm" svg:height="1.199cm" svg:x="0.862cm" svg:y="4.627cm">
          <draw:text-box>
            <text:p text:style-name="P7"><text:span text:style-name="T5">Note: basically upload GPU data to GS mem</text:span></text:p>
            <text:p text:style-name="P7"><text:span text:style-name="T5">before a GS mem read</text:span></text:p>
          </draw:text-box>
        </draw:frame>
        <draw:custom-shape draw:style-name="gr32" draw:text-style-name="P2" xml:id="id31" draw:id="id31" draw:layer="layout" svg:width="4.318cm" svg:height="1.905cm" svg:x="14.335cm" svg:y="6.08cm">
          <text:p text:style-name="P2"><text:span text:style-name="T1">Stretch R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32" draw:id="id32" draw:layer="layout" svg:width="1.778cm" svg:height="1.397cm" svg:x="19.796cm" svg:y="6.334cm">
          <text:p text:style-name="P2"><text:span text:style-name="T1">swizz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2" xml:id="id33" draw:id="id33" draw:layer="layout" svg:width="3.175cm" svg:height="1.651cm" svg:x="22.971cm" svg:y="6.207cm">
          <text:p text:style-name="P2"><text:span text:style-name="T1">Copy data to</text:span></text:p>
          <text:p text:style-name="P2"><text:span text:style-name="T1">GS m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8.653cm" svg:y1="7.033cm" svg:x2="19.796cm" svg:y2="7.032cm" draw:start-shape="id31" draw:start-glue-point="10" draw:end-shape="id32" svg:d="M18653 7033h572v-1h571" svg:viewBox="0 0 1144 2">
          <text:p/>
        </draw:connector>
        <draw:connector draw:style-name="gr8" draw:text-style-name="P3" draw:layer="layout" svg:x1="21.574cm" svg:y1="7.033cm" svg:x2="22.971cm" svg:y2="7.033cm" draw:start-shape="id32" draw:start-glue-point="10" draw:end-shape="id33" draw:end-glue-point="6" svg:d="M21574 7033h1397" svg:viewBox="0 0 1398 1">
          <text:p/>
        </draw:connector>
        <draw:frame draw:style-name="gr35" draw:text-style-name="P7" draw:layer="layout" svg:width="8.901cm" svg:height="1.2cm" svg:x="1.254cm" svg:y="10.271cm">
          <draw:text-box>
            <text:p text:style-name="P7"><text:span text:style-name="T5">Note: basically dirty/delete GPU texture after a GS mem write</text:span></text:p>
          </draw:text-box>
        </draw:frame>
        <draw:custom-shape draw:style-name="gr36" draw:text-style-name="P2" xml:id="id34" draw:id="id34" draw:layer="layout" svg:width="3.302cm" svg:height="1.905cm" svg:x="1.381cm" svg:y="12.303cm">
          <text:p text:style-name="P3"><text:span text:style-name="T1">Write/Move/</text:span></text:p>
          <text:p text:style-name="P3"><text:span text:style-name="T1">RenderTarget</text:span></text:p>
          <text:p text:style-name="P3"><text:span text:style-name="T1">GS mem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xml:id="id35" draw:id="id35" draw:layer="layout" svg:width="4.318cm" svg:height="1.905cm" svg:x="5.953cm" svg:y="12.303cm">
          <text:p text:style-name="P2"><text:span text:style-name="T1">InvalidateVideoM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4.683cm" svg:y1="13.255cm" svg:x2="5.953cm" svg:y2="13.256cm" draw:start-shape="id34" draw:end-shape="id35" draw:end-glue-point="6" svg:d="M4683 13255h635v1h635" svg:viewBox="0 0 1271 2">
          <text:p/>
        </draw:connector>
        <draw:custom-shape draw:style-name="gr6" draw:text-style-name="P2" xml:id="id36" draw:id="id36" draw:layer="layout" svg:width="1.397cm" svg:height="1.778cm" svg:x="10.906cm" svg:y="10.779cm">
          <text:p text:style-name="P2"><text:span text:style-name="T1">m_src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2" xml:id="id40" draw:id="id40" draw:layer="layout" svg:width="1.397cm" svg:height="1.905cm" svg:x="10.906cm" svg:y="14.97cm">
          <text:p text:style-name="P3"><text:span text:style-name="T1">m_d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2" xml:id="id37" draw:id="id37" draw:layer="layout" svg:width="1.651cm" svg:height="1.524cm" svg:x="13.573cm" svg:y="10.906cm">
          <text:p text:style-name="P3"><text:span text:style-name="T1">Targ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2" xml:id="id38" draw:id="id38" draw:layer="layout" svg:width="3.302cm" svg:height="1.778cm" svg:x="16.621cm" svg:y="10.779cm">
          <text:p text:style-name="P2"><text:span text:style-name="T1">Delete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9.639cm" svg:y1="12.582cm" svg:x2="10.906cm" svg:y2="11.668cm" draw:start-shape="id35" draw:start-glue-point="11" draw:end-shape="id36" draw:end-glue-point="6" svg:d="M9639 12582v-914h1267" svg:viewBox="0 0 1268 915">
          <text:p/>
        </draw:connector>
        <draw:connector draw:style-name="gr8" draw:text-style-name="P3" draw:layer="layout" svg:x1="12.303cm" svg:y1="11.668cm" svg:x2="13.573cm" svg:y2="11.668cm" draw:start-shape="id36" draw:start-glue-point="8" draw:end-shape="id37" draw:end-glue-point="5" svg:d="M12303 11668h1270" svg:viewBox="0 0 1271 1">
          <text:p/>
        </draw:connector>
        <draw:connector draw:style-name="gr8" draw:text-style-name="P3" draw:layer="layout" svg:x1="15.224cm" svg:y1="11.668cm" svg:x2="16.621cm" svg:y2="11.668cm" draw:start-shape="id37" draw:start-glue-point="7" draw:end-shape="id38" svg:d="M15224 11668h1397" svg:viewBox="0 0 1398 1">
          <text:p/>
        </draw:connector>
        <draw:custom-shape draw:style-name="gr34" draw:text-style-name="P2" xml:id="id39" draw:id="id39" draw:layer="layout" svg:width="3.175cm" svg:height="1.651cm" svg:x="16.875cm" svg:y="13.065cm">
          <text:p text:style-name="P2"><text:span text:style-name="T1">Invalid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4.399cm" svg:y1="12.43cm" svg:x2="16.875cm" svg:y2="13.89cm" draw:start-shape="id37" draw:start-glue-point="6" draw:end-shape="id39" svg:d="M14399 12430v1460h2476" svg:viewBox="0 0 2477 1461">
          <text:p/>
        </draw:connector>
        <draw:connector draw:style-name="gr8" draw:text-style-name="P3" draw:layer="layout" svg:x1="9.639cm" svg:y1="13.929cm" svg:x2="10.906cm" svg:y2="15.923cm" draw:start-shape="id35" draw:start-glue-point="9" draw:end-shape="id40" draw:end-glue-point="6" svg:d="M9639 13929v1994h1267" svg:viewBox="0 0 1268 1995">
          <text:p/>
        </draw:connector>
        <draw:custom-shape draw:style-name="gr34" draw:text-style-name="P2" xml:id="id42" draw:id="id42" draw:layer="layout" svg:width="3.175cm" svg:height="1.651cm" svg:x="16.875cm" svg:y="17.637cm">
          <text:p text:style-name="P2"><text:span text:style-name="T1">Dirty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7" draw:layer="layout" svg:width="6.996cm" svg:height="1.673cm" svg:x="20.166cm" svg:y="12.938cm">
          <draw:text-box>
            <text:p text:style-name="P7"><text:span text:style-name="T5">Note: GS mem must be uploaded again into invalidated data before using the texture</text:span></text:p>
          </draw:text-box>
        </draw:frame>
        <draw:custom-shape draw:style-name="gr39" draw:text-style-name="P2" xml:id="id41" draw:id="id41" draw:layer="layout" svg:width="3.048cm" svg:height="2.413cm" svg:x="13.192cm" svg:y="14.716cm">
          <text:p text:style-name="P3"><text:span text:style-name="T1">Overwritten</text:span></text:p>
          <text:p text:style-name="P3"><text:span text:style-name="T1">by tex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3" draw:layer="layout" svg:x1="12.303cm" svg:y1="15.923cm" svg:x2="13.192cm" svg:y2="15.923cm" draw:start-shape="id40" draw:start-glue-point="8" draw:end-shape="id41" draw:end-glue-point="5" svg:d="M12303 15923h889" svg:viewBox="0 0 890 1">
          <text:p/>
        </draw:connector>
        <draw:connector draw:style-name="gr8" draw:text-style-name="P3" draw:layer="layout" svg:x1="14.716cm" svg:y1="17.129cm" svg:x2="16.875cm" svg:y2="18.462cm" draw:start-shape="id41" draw:start-glue-point="6" draw:end-shape="id42" svg:d="M14716 17129v1333h2159" svg:viewBox="0 0 2160 1334">
          <text:p/>
        </draw:connector>
        <draw:custom-shape draw:style-name="gr34" draw:text-style-name="P2" xml:id="id43" draw:id="id43" draw:layer="layout" svg:width="3.175cm" svg:height="1.651cm" svg:x="16.875cm" svg:y="15.097cm">
          <text:p text:style-name="P2"><text:span text:style-name="T1">Delete 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svg:x1="16.24cm" svg:y1="15.923cm" svg:x2="16.875cm" svg:y2="15.923cm" draw:start-shape="id41" draw:start-glue-point="7" draw:end-shape="id43" draw:end-glue-point="6" svg:d="M16240 15923h635" svg:viewBox="0 0 636 1">
          <text:p/>
        </draw:connector>
        <draw:frame draw:style-name="gr35" draw:text-style-name="P7" draw:layer="layout" svg:width="6.996cm" svg:height="1.673cm" svg:x="20.05cm" svg:y="17.637cm">
          <draw:text-box>
            <text:p text:style-name="P7"><text:span text:style-name="T5">Note: GS mem must be uploaded again into dirty data before using the tar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2:03:26.158446356</meta:creation-date>
    <dc:date>2014-10-24T17:47:58.703615561</dc:date>
    <meta:editing-duration>P3DT17H43M38S</meta:editing-duration>
    <meta:editing-cycles>30</meta:editing-cycles>
    <meta:generator>LibreOffice/4.3.3.1.0$Linux_X86_64 LibreOffice_project/430m0$Build-1</meta:generator>
    <meta:document-statistic meta:object-count="102"/>
  </office:meta>
</office:document-meta>
</file>